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0e897" officeooo:paragraph-rsid="0005c2a6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05c2a6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c2a6" officeooo:paragraph-rsid="0005c2a6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05c2a6" style:font-size-asian="15.75pt" style:font-weight-asian="bold" style:font-size-complex="18pt" style:font-weight-complex="bold"/>
    </style:style>
    <style:style style:name="T1" style:family="text">
      <style:text-properties officeooo:rsid="0005c2a6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5c2a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IPA <text:span text:style-name="T1">CLIENT</text:span> ON CENTOS</text:p>
      <text:p text:style-name="P1"/>
      <text:p text:style-name="P1"/>
      <text:p text:style-name="P4">step1:<text:span text:style-name="T2"> setting up a static ip address for the server and the host</text:span></text:p>
      <text:p text:style-name="P4"><text:span text:style-name="T3">1)In this lab the client address is </text:span><text:span text:style-name="T4">10.0.0.2</text:span><text:span text:style-name="T3"> </text:span></text:p>
      <text:p text:style-name="P2"/>
      <text:p text:style-name="P2">[see the ip address section for the process of giving a static ip address]</text:p>
      <text:p text:style-name="P2"/>
      <text:p text:style-name="P2"><text:span text:style-name="T1">2) hostnamectl set-hostname ipaclient1.linux99.com</text:span></text:p>
      <text:p text:style-name="P2"/>
      <text:p text:style-name="P3">3) vim /etc/hosts</text:p>
      <text:p text:style-name="P3"/>
      <text:p text:style-name="P3">10.0.0.2 ipaclient1.linux99.com</text:p>
      <text:p text:style-name="P3"/>
      <text:p text:style-name="P3">4) nmtui</text:p>
      <text:p text:style-name="P3">dns 10.0.0.1 // &lt;ipa server dns&gt;</text:p>
      <text:p text:style-name="P3"/>
      <text:p text:style-name="P3">5) nmcli device down &lt;NIC/device&gt; <text:s/>/ ifdown &lt;NIC&gt;</text:p>
      <text:p text:style-name="P3">6) nmcli device up &lt;NIC/device&gt; <text:s text:c="6"/>/ ifup <text:s text:c="2"/>&lt;NIC&gt;</text:p>
      <text:p text:style-name="P3"/>
      <text:p text:style-name="P3">7)ping 10.0.0.1</text:p>
      <text:p text:style-name="P3"/>
      <text:p text:style-name="P3">8) yum install ipa-client</text:p>
      <text:p text:style-name="P3"/>
      <text:p text:style-name="P3">9) ipa-client-install [yes]</text:p>
      <text:p text:style-name="P3"/>
      <text:p text:style-name="P3"><text:soft-page-break/>→authoraize enroll computer : admin</text:p>
      <text:p text:style-name="P3">→ password : open12345</text:p>
      <text:p text:style-name="P3"/>
      <text:p text:style-name="P3">10) authconfig –enablemkhomedir –update</text:p>
      <text:p text:style-name="P3"/>
      <text:p text:style-name="P3">11) systemctl enable sssd</text:p>
      <text:p text:style-name="P3">12) nslookup ipaclient.linux99.com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5:36:37.945332177</meta:creation-date>
    <dc:date>2019-08-20T15:46:19.276516952</dc:date>
    <meta:editing-duration>PT9M43S</meta:editing-duration>
    <meta:editing-cycles>1</meta:editing-cycles>
    <meta:generator>LibreOffice/6.2.5.2$Linux_X86_64 LibreOffice_project/20$Build-2</meta:generator>
    <meta:document-statistic meta:table-count="0" meta:image-count="0" meta:object-count="0" meta:page-count="2" meta:paragraph-count="19" meta:word-count="102" meta:character-count="673" meta:non-whitespace-character-count="580"/>
  </office:meta>
</office:document-meta>
</file>